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Zoom100">
        <draw:rect draw:style-name="gr1" draw:text-style-name="P2" xml:id="id1" draw:id="id1" draw:layer="measurelines" svg:width="2.794cm" svg:height="0.889cm" svg:x="8.493cm" svg:y="0cm">
          <text:p text:style-name="P1"><text:span text:style-name="T1">Find path item</text:span></text:p>
        </draw:rect>
        <draw:rect draw:style-name="gr1" draw:text-style-name="P2" xml:id="id2" draw:id="id2" draw:layer="measurelines" svg:width="6.223cm" svg:height="2.54cm" svg:x="6.969cm" svg:y="2.397cm">
          <text:p text:style-name="P1"><text:span text:style-name="T1">Get number(s) </text:span></text:p>
          <text:p text:style-name="P1"><text:span text:style-name="T1">from text according </text:span></text:p>
          <text:p text:style-name="P1"><text:span text:style-name="T1">To the elements number</text:span></text:p>
          <text:p text:style-name="P1"><text:span text:style-name="T1">And check if at least 1 number is defined</text:span></text:p>
        </draw:rect>
        <draw:connector draw:style-name="gr2" draw:text-style-name="P1" draw:layer="measurelines" draw:type="curve" svg:x1="9.89cm" svg:y1="0.889cm" svg:x2="10.08cm" svg:y2="2.397cm" draw:start-shape="id1" draw:start-glue-point="2" draw:end-shape="id2" draw:end-glue-point="0" svg:d="M9890 889c0 1131 190 377 190 1508">
          <text:p/>
        </draw:connector>
        <draw:custom-shape draw:style-name="gr3" draw:text-style-name="P2" xml:id="id3" draw:id="id3" draw:layer="measurelines" svg:width="4.445cm" svg:height="2.794cm" svg:x="7.604cm" svg:y="6.099cm">
          <text:p text:style-name="P1"><text:span text:style-name="T2">num1&lt;=num2&lt;=...&lt;=num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measurelines" draw:type="curve" svg:x1="10.08cm" svg:y1="4.937cm" svg:x2="9.827cm" svg:y2="6.099cm" draw:start-shape="id2" draw:end-shape="id3" draw:end-glue-point="4" svg:d="M10080 4937c0 871-253 291-253 1162">
          <text:p/>
        </draw:connector>
        <draw:custom-shape draw:style-name="gr3" draw:text-style-name="P2" xml:id="id4" draw:id="id4" draw:layer="measurelines" svg:width="2.54cm" svg:height="2.54cm" svg:x="8.493cm" svg:y="10.398cm">
          <text:p text:style-name="P1"><text:span text:style-name="T1">Prev</text:span></text:p>
          <text:p text:style-name="P1"><text:span text:style-name="T1">Defi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measurelines" draw:type="curve" svg:x1="9.826cm" svg:y1="8.893cm" svg:x2="9.763cm" svg:y2="10.398cm" draw:start-shape="id3" draw:end-shape="id4" draw:end-glue-point="4" svg:d="M9826 8893c0 1129-63 377-63 1505">
          <text:p text:style-name="P1"><text:span text:style-name="T3">yes</text:span></text:p>
        </draw:connector>
        <draw:custom-shape draw:style-name="gr3" draw:text-style-name="P2" xml:id="id5" draw:id="id5" draw:layer="measurelines" svg:width="4.445cm" svg:height="2.794cm" svg:x="11.414cm" svg:y="13.065cm">
          <text:p text:style-name="P1"><text:span text:style-name="T2">prev&lt;=num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measurelines" draw:type="curve" svg:x1="11.033cm" svg:y1="11.668cm" svg:x2="13.637cm" svg:y2="13.065cm" draw:start-shape="id4" draw:start-glue-point="7" draw:end-shape="id5" draw:end-glue-point="4" svg:d="M11033 11668c1736 0 2604 465 2604 1397">
          <text:p text:style-name="P1"><text:span text:style-name="T3">yes</text:span></text:p>
        </draw:connector>
        <draw:connector draw:style-name="gr4" draw:text-style-name="P3" draw:layer="measurelines" draw:type="curve" svg:x1="8.493cm" svg:y1="11.668cm" svg:x2="9.001cm" svg:y2="16.875cm" draw:start-shape="id4" draw:start-glue-point="5" draw:end-shape="id6" draw:end-glue-point="4" svg:d="M8493 11668c-751 0-627 1620-312 2184s820 71 820 3023">
          <text:p text:style-name="P1"><text:span text:style-name="T3">no</text:span></text:p>
        </draw:connector>
        <draw:custom-shape draw:style-name="gr3" draw:text-style-name="P2" xml:id="id6" draw:id="id6" draw:layer="measurelines" svg:width="2.54cm" svg:height="2.54cm" svg:x="7.731cm" svg:y="16.875cm">
          <text:p text:style-name="P1"><text:span text:style-name="T1">Next</text:span></text:p>
          <text:p text:style-name="P1"><text:span text:style-name="T1">Defi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measurelines" draw:type="curve" svg:x1="13.636cm" svg:y1="15.859cm" svg:x2="9.001cm" svg:y2="16.875cm" draw:start-shape="id5" draw:end-shape="id6" draw:end-glue-point="4" svg:d="M13636 15859c0 763-4635 256-4635 1016">
          <text:p text:style-name="P1"><text:span text:style-name="T3">yes</text:span></text:p>
        </draw:connector>
        <draw:custom-shape draw:style-name="gr3" draw:text-style-name="P2" xml:id="id7" draw:id="id7" draw:layer="measurelines" svg:width="4.445cm" svg:height="2.794cm" svg:x="6.842cm" svg:y="20.939cm">
          <text:p text:style-name="P1"><text:span text:style-name="T2">numN&lt;=nex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measurelines" draw:type="curve" svg:x1="9.001cm" svg:y1="19.415cm" svg:x2="9.065cm" svg:y2="20.939cm" draw:start-shape="id6" draw:start-glue-point="6" draw:end-shape="id7" draw:end-glue-point="4" svg:d="M9001 19415c0 1144 64 383 64 1524">
          <text:p text:style-name="P1"><text:span text:style-name="T3">yes</text:span></text:p>
        </draw:connector>
        <draw:rect draw:style-name="gr1" draw:text-style-name="P2" xml:id="id8" draw:id="id8" draw:layer="measurelines" svg:width="4.191cm" svg:height="1.524cm" svg:x="6.969cm" svg:y="25.549cm">
          <text:p text:style-name="P1"><text:span text:style-name="T1">Add to the list</text:span></text:p>
        </draw:rect>
        <draw:connector draw:style-name="gr4" draw:text-style-name="P3" draw:layer="measurelines" draw:type="curve" svg:x1="9.065cm" svg:y1="23.733cm" svg:x2="9.064cm" svg:y2="25.549cm" draw:start-shape="id7" draw:start-glue-point="6" draw:end-shape="id8" svg:d="M9065 23733c0 1363-1 456-1 1816">
          <text:p text:style-name="P1"><text:span text:style-name="T3">ye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Zoom10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16T09:01:12</meta:creation-date>
    <dc:title>Zoom100</dc:title>
    <meta:generator>OpenOffice/4.1.2$Unix OpenOffice.org_project/412m3$Build-9782</meta:generator>
    <meta:editing-duration>PT1H9M19S</meta:editing-duration>
    <meta:editing-cycles>46</meta:editing-cycles>
    <meta:initial-creator>Miriam Zusin</meta:initial-creator>
    <dc:date>2016-08-16T10:11:52</dc:date>
    <dc:creator>Miriam Zusin</dc:creator>
    <meta:document-statistic meta:object-count="16"/>
    <meta:template xlink:type="simple" xlink:actuate="onRequest" xlink:title="Zoom100" xlink:href="../../../../../../Library/Application%20Support/OpenOffice/4/user/template/Zoom100.otg" meta:date="2016-08-16T09:01:12"/>
  </office:meta>
</office:document-meta>
</file>